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LCINA KUNO EDI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230902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474918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LCINA KUNO EDITH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230902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.28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421857</text:p>
          </table:table-cell>
          <table:table-cell table:style-name="Tabla2.D3" office:value-type="string">
            <text:p text:style-name="P17">11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3T00:47:0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